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arModel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col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di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bl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MW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r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rcedes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yello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sche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green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meta:initial-creator>Chloe Osgood</meta:initial-creator>
    <dc:creator>Chloe</dc:creator>
    <meta:creation-date>2019-06-07T18:49:38Z</meta:creation-date>
    <dc:date>2019-06-07T18:50:38Z</dc:date>
  </office:meta>
</office:document-meta>
</file>